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07002a" officeooo:paragraph-rsid="0007002a"/>
    </style:style>
    <style:style style:name="P2" style:family="paragraph" style:parent-style-name="Standard">
      <style:text-properties style:font-name="Arial" officeooo:rsid="001d4f27" officeooo:paragraph-rsid="001d4f27"/>
    </style:style>
    <style:style style:name="P3" style:family="paragraph" style:parent-style-name="Header">
      <style:paragraph-properties fo:text-align="end" style:justify-single-word="false"/>
      <style:text-properties officeooo:paragraph-rsid="003d4ba1"/>
    </style:style>
    <style:style style:name="P4" style:family="paragraph" style:parent-style-name="Header">
      <style:paragraph-properties fo:text-align="end" style:justify-single-word="false"/>
      <style:text-properties officeooo:rsid="005e46d6" officeooo:paragraph-rsid="003d4ba1"/>
    </style:style>
    <style:style style:name="P5" style:family="paragraph" style:parent-style-name="Header">
      <style:paragraph-properties fo:text-align="end" style:justify-single-word="false"/>
      <style:text-properties officeooo:rsid="003d4ba1" officeooo:paragraph-rsid="003d4ba1"/>
    </style:style>
    <style:style style:name="P6" style:family="paragraph" style:parent-style-name="Standard">
      <style:text-properties style:font-name="Arial" officeooo:rsid="0033c942" officeooo:paragraph-rsid="003b67d3"/>
    </style:style>
    <style:style style:name="P7" style:family="paragraph" style:parent-style-name="Standard">
      <style:text-properties style:font-name="Arial" officeooo:rsid="0033c942" officeooo:paragraph-rsid="00438730"/>
    </style:style>
    <style:style style:name="P8" style:family="paragraph" style:parent-style-name="Standard">
      <style:text-properties style:font-name="Arial" officeooo:rsid="0007002a" officeooo:paragraph-rsid="003d4ba1"/>
    </style:style>
    <style:style style:name="P9" style:family="paragraph" style:parent-style-name="Standard">
      <style:paragraph-properties fo:text-align="center" style:justify-single-word="false"/>
      <style:text-properties style:font-name="Arial" officeooo:rsid="0007002a" officeooo:paragraph-rsid="003e4d2f"/>
    </style:style>
    <style:style style:name="P10" style:family="paragraph" style:parent-style-name="Text_20_body">
      <style:paragraph-properties fo:margin-left="0in" fo:margin-right="0in" fo:margin-top="0.1in" fo:margin-bottom="0.1in" style:contextual-spacing="false" fo:orphans="2" fo:widows="2" fo:text-indent="0in" style:auto-text-indent="false"/>
      <style:text-properties style:font-name="Arial" fo:font-size="12pt" officeooo:rsid="001f6779" officeooo:paragraph-rsid="00407b24" style:font-size-asian="12pt" style:font-size-complex="12pt"/>
    </style:style>
    <style:style style:name="P11" style:family="paragraph" style:parent-style-name="Text_20_body">
      <style:paragraph-properties fo:margin-left="0in" fo:margin-right="0in" fo:margin-top="0.1in" fo:margin-bottom="0.1in" style:contextual-spacing="false" fo:text-align="center" style:justify-single-word="false" fo:orphans="2" fo:widows="2" fo:text-indent="0in" style:auto-text-indent="false"/>
      <style:text-properties fo:font-variant="normal" fo:text-transform="none" fo:color="#2d3b45" loext:opacity="100%" style:font-name="Arial" fo:font-size="12pt" fo:letter-spacing="normal" fo:font-style="normal" fo:font-weight="bold" officeooo:rsid="001f6779" officeooo:paragraph-rsid="00407b24" style:font-size-asian="12pt" style:font-weight-asian="bold" style:font-size-complex="12pt" style:font-weight-complex="bold"/>
    </style:style>
    <style:style style:name="T1" style:family="text">
      <style:text-properties officeooo:rsid="00092d55"/>
    </style:style>
    <style:style style:name="T2" style:family="text">
      <style:text-properties officeooo:rsid="000930cd"/>
    </style:style>
    <style:style style:name="T3" style:family="text">
      <style:text-properties officeooo:rsid="000c5ec5"/>
    </style:style>
    <style:style style:name="T4" style:family="text">
      <style:text-properties officeooo:rsid="000d5693"/>
    </style:style>
    <style:style style:name="T5" style:family="text">
      <style:text-properties officeooo:rsid="000f46a7"/>
    </style:style>
    <style:style style:name="T6" style:family="text">
      <style:text-properties officeooo:rsid="00107bc3"/>
    </style:style>
    <style:style style:name="T7" style:family="text">
      <style:text-properties officeooo:rsid="00124040"/>
    </style:style>
    <style:style style:name="T8" style:family="text">
      <style:text-properties style:text-position="super 58%" officeooo:rsid="00124040"/>
    </style:style>
    <style:style style:name="T9" style:family="text">
      <style:text-properties style:text-position="super 58%" officeooo:rsid="00190c73"/>
    </style:style>
    <style:style style:name="T10" style:family="text">
      <style:text-properties officeooo:rsid="00127d94"/>
    </style:style>
    <style:style style:name="T11" style:family="text">
      <style:text-properties officeooo:rsid="0012aea4"/>
    </style:style>
    <style:style style:name="T12" style:family="text">
      <style:text-properties officeooo:rsid="001491ac"/>
    </style:style>
    <style:style style:name="T13" style:family="text">
      <style:text-properties officeooo:rsid="001520e5"/>
    </style:style>
    <style:style style:name="T14" style:family="text">
      <style:text-properties officeooo:rsid="0016f51b"/>
    </style:style>
    <style:style style:name="T15" style:family="text">
      <style:text-properties officeooo:rsid="00186e34"/>
    </style:style>
    <style:style style:name="T16" style:family="text">
      <style:text-properties officeooo:rsid="00190c73"/>
    </style:style>
    <style:style style:name="T17" style:family="text">
      <style:text-properties officeooo:rsid="001a1d5d"/>
    </style:style>
    <style:style style:name="T18" style:family="text">
      <style:text-properties officeooo:rsid="001a608a"/>
    </style:style>
    <style:style style:name="T19" style:family="text">
      <style:text-properties officeooo:rsid="001dcb85"/>
    </style:style>
    <style:style style:name="T20" style:family="text">
      <style:text-properties officeooo:rsid="002028f7"/>
    </style:style>
    <style:style style:name="T21" style:family="text">
      <style:text-properties officeooo:rsid="00227235"/>
    </style:style>
    <style:style style:name="T22" style:family="text">
      <style:text-properties officeooo:rsid="0024692f"/>
    </style:style>
    <style:style style:name="T23" style:family="text">
      <style:text-properties officeooo:rsid="0026e942"/>
    </style:style>
    <style:style style:name="T24" style:family="text">
      <style:text-properties officeooo:rsid="00280ce5"/>
    </style:style>
    <style:style style:name="T25" style:family="text">
      <style:text-properties officeooo:rsid="0029cf57"/>
    </style:style>
    <style:style style:name="T26" style:family="text">
      <style:text-properties officeooo:rsid="002bda65"/>
    </style:style>
    <style:style style:name="T27" style:family="text">
      <style:text-properties officeooo:rsid="002ef367"/>
    </style:style>
    <style:style style:name="T28" style:family="text">
      <style:text-properties officeooo:rsid="002f4ad5"/>
    </style:style>
    <style:style style:name="T29" style:family="text">
      <style:text-properties officeooo:rsid="00308bd5"/>
    </style:style>
    <style:style style:name="T30" style:family="text">
      <style:text-properties officeooo:rsid="003b67d3"/>
    </style:style>
    <style:style style:name="T31" style:family="text">
      <style:text-properties fo:font-variant="normal" fo:text-transform="none" fo:color="#2d3b45" loext:opacity="100%" fo:font-size="16pt" fo:letter-spacing="normal" fo:font-style="normal" fo:font-weight="bold" officeooo:rsid="005e46d6" style:font-size-asian="16pt" style:font-weight-asian="bold" style:font-size-complex="16pt" style:font-weight-complex="bold"/>
    </style:style>
    <style:style style:name="T32" style:family="text">
      <style:text-properties fo:font-variant="normal" fo:text-transform="none" fo:color="#2d3b45" loext:opacity="100%" fo:font-size="16pt" fo:letter-spacing="normal" fo:font-style="normal" fo:font-weight="bold" officeooo:rsid="003e4d2f"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tab/><text:span text:style-name="T32">Gobiwagen (2093) vs Airstream (1977)</text:span></text:p>
      <text:p text:style-name="P8"/>
      <text:p text:style-name="P8"><text:tab/>Lev’s grandfather’s land yacht is around the size of a camping vehicle (1) (Mourning Jet, Gibson 50). “<text:span text:style-name="T2">The ceiling was pale wood” (2) and the </text:span>floors <text:span text:style-name="T13">are the same pale wood texture</text:span> <text:span text:style-name="T2">(3)</text:span>, a human <text:span text:style-name="T2">sized black marble</text:span> sized table having maps which also serve as a bed (<text:span text:style-name="T2">4</text:span>). <text:span text:style-name="T1">It has a bulging flank which opens up but reseals leaving no trace of a door or entryway (</text:span><text:span text:style-name="T2">5</text:span><text:span text:style-name="T1">). “</text:span><text:span text:style-name="T3">A vast French stove” is slung on the sides of the vehicle the size of all terrain vehicles making outdoor cooking practical (6) (</text:span><text:span text:style-name="T6">Polt, </text:span><text:span text:style-name="T3">Gibson 75). </text:span><text:span text:style-name="T4">Occasionally a thylacine (7), an extinct tiger like animal prowls the cabins </text:span><text:span text:style-name="T5">tapping on the pale wood floors </text:span><text:span text:style-name="T6">(Anathema, Gibson 90)</text:span><text:span text:style-name="T5">. Later when Flynn’s peripheral is purchased and Connor’s peripheral, Anton, (9) they occupies and rear cabin (10). Due to its massive size there is a gangway (11) connecting component parts that are accompanied by a gym equipped with a treadmill in which a “white, headless, simian figure” serves as a full body resistance band “a resistance-training exoskeleton” (12) (Hermès</text:span><text:span text:style-name="T6">, </text:span><text:span text:style-name="T5">Gibson 124). </text:span><text:span text:style-name="T7">The land yacht is also equipped with two closets filled with 21</text:span><text:span text:style-name="T8">st</text:span><text:span text:style-name="T7"> century wear of shorts and tops for Flynn’s Peripheral (13) (</text:span><text:span text:style-name="T10">In Spite of Everything, </text:span><text:span text:style-name="T7">Gibson 152). </text:span><text:span text:style-name="T10">Then deep within the vehicle are corridors “barely shoulder-wide, away from the smallest of the Gobiwagen’s cabins” (14). Later there are decorations and luggage are removed from vehicle increasing its space (15). When having future meetings with Flynn, Wilf Netherton occupies the same black gold marble desk. </text:span><text:span text:style-name="T11">We also find out that the land-yacht is in Lev Zubov’s garage and it has windows in which Flynn looks out of (16)</text:span><text:span text:style-name="T10"> (Body Language, Gibson 178). </text:span><text:span text:style-name="T12">We find out that the gangway is around fifteen feet and it is joined by several other vehicles in the garage (The Sounds He Made, Gibson 208). </text:span><text:span text:style-name="T14">Later the bar is inaccessible to Netherton so he begins sleeping in a </text:span><text:span text:style-name="T15">Jacuzzi</text:span><text:span text:style-name="T14"> like tub, a “glass-walled crow’s nested fitted with gray leather upholstery” (17) </text:span><text:span text:style-name="T15">accompanied by a Medici, or medical robot to monitor his vitals </text:span><text:span text:style-name="T14">(Not Expected, Gibson 255). </text:span><text:span text:style-name="T15">Much later on, Wilf says farewell to Rainey in the shower of the Gobiwagen’s master bedroom as he prepares to go to Daedra’s party (18) (Metric of Caution, Gibson 367). </text:span><text:span text:style-name="T16">There is also a dome or cupola of the Gobiwagen which Wilf uses to pilot the makeshift 21</text:span><text:span text:style-name="T9">st</text:span><text:span text:style-name="T16"> century wheelie-boy to communicate with Flynn (19) (Buttholeville, Gibson 432). </text:span><text:span text:style-name="T17">We realize how large the Gobiwagen is in the final chapters when Flynn takes a bus with Netherton to Daedra’s party and the lounge is said to be even larger </text:span><text:span text:style-name="T18">(20) </text:span><text:span text:style-name="T17">(To Farrington, Gibson 446).</text:span></text:p>
      <text:p text:style-name="P1"/>
      <text:p text:style-name="P2"><text:tab/>We get a very detailed description of Burton’s AirStream starting with it being built in 1977 (1), covered with a shell of white expansion foam (2), with light <text:span text:style-name="T19">carving</text:span> tunnels that pierce into <text:span text:style-name="T19">exterior </text:span>windows (<text:span text:style-name="T19">3). </text:span><text:span text:style-name="T25">The RV was initially owned by “an alcoholic uncle”, assumed to be Leon’s father (4).</text:span><text:span text:style-name="T19"> It is also smelly and initially parked near a creek (</text:span><text:span text:style-name="T25">5</text:span><text:span text:style-name="T19">) </text:span><text:span text:style-name="T25">and was abandoned for a period of time being occupied by a wasp’s nest (6)</text:span><text:span text:style-name="T19">. </text:span><text:span text:style-name="T25">It is also said to be valuable (7) having the appearance of a “blunt rifle slug” (8)</text:span><text:span text:style-name="T19"> </text:span><text:span text:style-name="T20">Inside it is a Chinese chair which adapts to the users body (</text:span><text:span text:style-name="T25">9</text:span><text:span text:style-name="T20">) and the lighting of the RV is dark being described as “a seventeen-year-old-boy’s bedroom” (</text:span><text:span text:style-name="T25">10</text:span><text:span text:style-name="T20">)</text:span><text:span text:style-name="T19"> (The Haptics, Gibson 1). </text:span><text:span text:style-name="T26">Inside the RV is a gaming phone (11) where she witnesses’ Aelita’s murder will piloting the drone and Burton’s Tomahawk (12) (Pushing Bugs, Gibson 8). </text:span><text:span text:style-name="T21">Near the RV is a composting toilet </text:span><text:span text:style-name="T26">(13)</text:span><text:span text:style-name="T21"> and outside there are several drones monitoring it (</text:span><text:span text:style-name="T26">14</text:span><text:span text:style-name="T21">) (Dragonflies, Gibson 13). </text:span><text:span text:style-name="T22">Later Flynn uses </text:span><text:soft-page-break/><text:span text:style-name="T22">the neural cutout peripheral controlling device fabricated by Macon putting her in an induced coma where she lies in the Airstream’s bed (</text:span><text:span text:style-name="T26">15</text:span><text:span text:style-name="T22">) </text:span><text:span text:style-name="T27">and also when Flynn travels to the other world we see that the Airstream’s room is wider </text:span><text:span text:style-name="T28">(16)</text:span><text:span text:style-name="T27"> in comparison to the Gobiwagen while the ceiling is lower (1</text:span><text:span text:style-name="T29">7</text:span><text:span text:style-name="T27">)</text:span><text:span text:style-name="T22"> (Zero, Gibson 172). </text:span><text:span text:style-name="T23">Right before the Flynn, Burton and Tommy’s meeting with Corbell Pickett, we see that the waterproof cover </text:span><text:span text:style-name="T26">(</text:span><text:span text:style-name="T27">1</text:span><text:span text:style-name="T29">8</text:span><text:span text:style-name="T27">)</text:span><text:span text:style-name="T23"> of the RV along with its polymer LEDs (</text:span><text:span text:style-name="T29">19</text:span><text:span text:style-name="T23">) (Complicated, Gibson 231). </text:span><text:span text:style-name="T24">During their meeting with Corbell, we see that there is a grayish “evil hydrophobic nanopaint” which surrounds the vehicle (</text:span><text:span text:style-name="T27">20</text:span><text:span text:style-name="T24">) (Good China, Gibson 241). </text:span></text:p>
      <text:p text:style-name="P7"><text:tab/></text:p>
      <text:p text:style-name="P7"><text:span text:style-name="T30"><text:tab/>The contrast between great wealth and poverty can be obviously seen when comparing the Gobiwagen and the Airstream, t</text:span>he two vehicles described <text:span text:style-name="T30">in The Peripheral. </text:span><text:s/>Lev’s grandfather’s land yacht, and Burton’s Airstream, <text:span text:style-name="T30">serve to </text:span>provide contrasting insights into the characters, timelines, and sociopolitical dimensions of the novel. Lev’s grandfather’s land yacht is an extravagant and luxurious vehicle, <text:span text:style-name="T30">commanding </text:span>massive size, gangways, gym equipment, and <text:span text:style-name="T30">a</text:span> French stove. It is also equipped with modern amenities like 21st-century clothing and a medical robot, <text:span text:style-name="T30">fully </text:span>showcasing Lev's wealth and status in society. In contrast, Burton's Airstream is a worn-out RV <text:span text:style-name="T30">that has been</text:span> abandoned <text:span text:style-name="T30">near a shoddy creek. It’s smelly, dark, and a dismal reflection of Burton’s marginalization in society. <text:s/></text:span>The differences in the vehicles' technological features <text:span text:style-name="T30">also hint at the</text:span> novel's sociopolitical dimensions. Lev's land yacht is equipped with advanced technology like a resistance-training exoskeleton, <text:span text:style-name="T30">showing </text:span>the unequal distribution of resources in society. On the other hand, Burton's Airstream is equipped with drones, suggesting <text:span text:style-name="T30">a lack of safety and control</text:span>. <text:span text:style-name="T30">Lastly, t</text:span>he two vehicles provide insights into the novel's timelines. Lev's land yacht is set in the future, <text:span text:style-name="T30">with its advanced</text:span> technology <text:span text:style-name="T30">while</text:span> Burton's Airstream is set in the past, built in 1977 <text:span text:style-name="T30">and covered in some weird foam</text:span>. However, both vehicles are used to traverse different worlds, highlighting the idea of multiple timelines and realities in the nove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11">Works Cited</text:p>
      <text:p text:style-name="P10">Gibson, William. The Peripheral: Now a Major New TV Series With Amazon Prime. Penguin UK, 20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e46d6" officeooo:paragraph-rsid="003d4ba1"/>
    </style:style>
    <style:style style:name="MP2" style:family="paragraph" style:parent-style-name="Header">
      <style:paragraph-properties fo:text-align="end" style:justify-single-word="false"/>
      <style:text-properties officeooo:paragraph-rsid="003d4ba1"/>
    </style:style>
    <style:style style:name="MP3" style:family="paragraph" style:parent-style-name="Header">
      <style:paragraph-properties fo:text-align="end" style:justify-single-word="false"/>
      <style:text-properties officeooo:rsid="003d4ba1" officeooo:paragraph-rsid="003d4ba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 Nguyen</text:p>
        <text:p text:style-name="MP2">ENGL101-42537 (F2F) Critical Reasoning: Fiction</text:p>
        <text:p text:style-name="MP3">Gobi Wagons Known and Loved</text:p>
        <text:p text:style-name="MP3"><text:page-number text:select-page="current">3</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6T14:08:39.976000000</meta:creation-date>
    <meta:generator>LibreOffice/7.4.4.2$Windows_X86_64 LibreOffice_project/85569322deea74ec9134968a29af2df5663baa21</meta:generator>
    <dc:date>2023-03-16T17:34:17.822000000</dc:date>
    <meta:editing-duration>PT3H24M19S</meta:editing-duration>
    <meta:editing-cycles>42</meta:editing-cycles>
    <meta:document-statistic meta:table-count="0" meta:image-count="0" meta:object-count="0" meta:page-count="3" meta:paragraph-count="11" meta:word-count="985" meta:character-count="5978" meta:non-whitespace-character-count="4995"/>
  </office:meta>
</office:document-meta>
</file>